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2000001EFCBB4DA2390D43E31.png" manifest:media-type="image/png"/>
  <manifest:file-entry manifest:full-path="Pictures/1000020100000378000001887CDBCF7DC4FBEEE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0.776cm" fo:min-width="0.526cm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objectwithoutfill">
      <style:graphic-properties svg:stroke-width="0.106cm" svg:stroke-color="#ffff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0.918cm" fo:min-width="0.668cm" fo:padding-top="0.178cm" fo:padding-bottom="0.178cm" fo:padding-left="0.303cm" fo:padding-right="0.303cm"/>
    </style:style>
    <style:style style:name="gr9" style:family="graphic" style:parent-style-name="objectwithoutfill">
      <style:graphic-properties svg:stroke-color="#ffff00" draw:fill="none" draw:textarea-vertical-align="middle"/>
    </style:style>
    <style:style style:name="gr10" style:family="graphic" style:parent-style-name="objectwithoutfill">
      <style:graphic-properties draw:marker-start="Puntas_20_de_20_flecha_20_1" draw:marker-end="Puntas_20_de_20_flecha_20_1" draw:fill="none" draw:textarea-vertical-align="middle"/>
    </style:style>
    <style:style style:name="gr11" style:family="graphic" style:parent-style-name="objectwithoutfill">
      <style:graphic-properties svg:stroke-color="#ffff00" draw:marker-start="Puntas_20_de_20_flecha_20_1" draw:marker-end="Puntas_20_de_20_flecha_20_1" draw:fill="none" draw:textarea-vertical-align="middle"/>
    </style:style>
    <style:style style:name="gr12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0.846cm" fo:min-width="0.596cm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ff00" loext:opacity="100%"/>
    </style:style>
    <style:style style:name="P4" style:family="paragraph">
      <loext:graphic-properties draw:fill="none" draw:fill-color="#ffffff"/>
      <style:text-properties fo:color="#ffff00" loext:opacity="100%"/>
    </style:style>
    <style:style style:name="P5" style:family="paragraph">
      <style:text-properties fo:color="#000000" loext:opacity="100%"/>
    </style:style>
    <style:style style:name="P6" style:family="paragraph">
      <loext:graphic-properties draw:fill="none" draw:fill-color="#ffffff"/>
      <style:text-properties fo:color="#000000" loext:opacity="100%"/>
    </style:style>
    <style:style style:name="P7" style:family="paragraph">
      <loext:graphic-properties draw:fill="none"/>
      <style:paragraph-properties fo:text-align="center"/>
      <style:text-properties fo:color="#ffff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999cm" svg:height="8.386cm" svg:x="1.064cm" svg:y="13.817cm">
          <draw:image xlink:href="Pictures/1000020100000378000001887CDBCF7DC4FBEEE0.png" xlink:type="simple" xlink:show="embed" xlink:actuate="onLoad" draw:mime-type="image/png">
            <text:p/>
          </draw:image>
        </draw:frame>
        <draw:line draw:style-name="gr2" draw:text-style-name="P2" draw:layer="layout" svg:x1="3.275cm" svg:y1="16.172cm" svg:x2="17.875cm" svg:y2="16.172cm">
          <text:p/>
        </draw:line>
        <draw:custom-shape draw:style-name="gr3" draw:text-style-name="P2" draw:layer="layout" svg:width="1.6cm" svg:height="1.6cm" svg:x="9.9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675cm" svg:y1="16.572cm" svg:x2="3.309cm" svg:y2="16.612cm">
          <text:p/>
        </draw:line>
        <draw:line draw:style-name="gr2" draw:text-style-name="P2" draw:layer="layout" svg:x1="17.775cm" svg:y1="16.572cm" svg:x2="16.409cm" svg:y2="16.612cm">
          <text:p/>
        </draw:line>
        <draw:line draw:style-name="gr2" draw:text-style-name="P2" draw:layer="layout" svg:x1="3.275cm" svg:y1="15.772cm" svg:x2="8.075cm" svg:y2="15.772cm">
          <text:p/>
        </draw:line>
        <draw:line draw:style-name="gr2" draw:text-style-name="P2" draw:layer="layout" svg:x1="13.075cm" svg:y1="15.772cm" svg:x2="17.875cm" svg:y2="15.772cm">
          <text:p/>
        </draw:line>
        <draw:polygon draw:style-name="gr4" draw:text-style-name="P2" draw:layer="layout" svg:width="7.249cm" svg:height="11.377cm" draw:transform="rotate (-1.5707963267949) translate (16.25cm 14.75cm)" svg:viewBox="0 0 7250 11378" draw:points="0,11378 4250,11378 4250,8500 7250,8500 7250,0 0,0 0,2968 1500,2968 1500,8410 0,8410">
          <text:p/>
        </draw:polygon>
        <draw:line draw:style-name="gr5" draw:text-style-name="P2" draw:layer="layout" svg:x1="4.75cm" svg:y1="14.7cm" svg:x2="16.25cm" svg:y2="14.7cm">
          <text:p/>
        </draw:line>
        <draw:frame draw:style-name="gr6" draw:text-style-name="P4" draw:layer="layout" svg:width="1.734cm" svg:height="0.962cm" draw:transform="rotate (0.0174532925199433) translate (11.113cm 13.751cm)">
          <draw:text-box>
            <text:p text:style-name="P3">48.5</text:p>
          </draw:text-box>
        </draw:frame>
        <draw:frame draw:style-name="gr6" draw:text-style-name="P4" draw:layer="layout" svg:width="1.734cm" svg:height="0.962cm" draw:transform="rotate (0.0174532925199433) translate (9.914cm 14.851cm)">
          <draw:text-box>
            <text:p text:style-name="P3">23.3</text:p>
          </draw:text-box>
        </draw:frame>
        <draw:line draw:style-name="gr5" draw:text-style-name="P2" draw:layer="layout" svg:x1="4.75cm" svg:y1="14.75cm" svg:x2="4.75cm" svg:y2="18.75cm">
          <text:p/>
        </draw:line>
        <draw:frame draw:style-name="gr6" draw:text-style-name="P4" draw:layer="layout" svg:width="1.734cm" svg:height="0.962cm" draw:transform="rotate (0.0174532925199433) translate (13.914cm 14.851cm)">
          <draw:text-box>
            <text:p text:style-name="P3">12.6</text:p>
          </draw:text-box>
        </draw:frame>
        <draw:frame draw:style-name="gr6" draw:text-style-name="P4" draw:layer="layout" svg:width="1.734cm" svg:height="0.962cm" draw:transform="rotate (0.0174532925199433) translate (5.415cm 14.851cm)">
          <draw:text-box>
            <text:p text:style-name="P3">12.6</text:p>
          </draw:text-box>
        </draw:frame>
        <draw:line draw:style-name="gr5" draw:text-style-name="P2" draw:layer="layout" svg:x1="10.75cm" svg:y1="19.5cm" svg:x2="10.75cm" svg:y2="14.75cm">
          <text:p/>
        </draw:line>
        <draw:frame draw:style-name="gr6" draw:text-style-name="P4" draw:layer="layout" svg:width="1.205cm" svg:height="0.962cm" draw:transform="rotate (0.0174532925199433) translate (5.715cm 17.951cm)">
          <draw:text-box>
            <text:p text:style-name="P3">12</text:p>
          </draw:text-box>
        </draw:frame>
        <draw:frame draw:style-name="gr6" draw:text-style-name="P4" draw:layer="layout" svg:width="2.106cm" svg:height="0.962cm" draw:transform="rotate (0.0174532925199433) translate (8.416cm 18.051cm)">
          <draw:text-box>
            <text:p text:style-name="P3">d=6.7</text:p>
          </draw:text-box>
        </draw:frame>
        <draw:frame draw:style-name="gr6" draw:text-style-name="P4" draw:layer="layout" svg:width="1.734cm" svg:height="0.962cm" draw:transform="rotate (0.0174532925199433) translate (16.416cm 18.551cm)">
          <draw:text-box>
            <text:p text:style-name="P3">30.7</text:p>
          </draw:text-box>
        </draw:frame>
        <draw:line draw:style-name="gr5" draw:text-style-name="P2" draw:layer="layout" svg:x1="10.75cm" svg:y1="19.6cm" svg:x2="16.25cm" svg:y2="19.6cm">
          <text:p/>
        </draw:line>
        <draw:frame draw:style-name="gr6" draw:text-style-name="P4" draw:layer="layout" svg:width="1.734cm" svg:height="0.962cm" draw:transform="rotate (0.0174532925199433) translate (13.215cm 18.351cm)">
          <draw:text-box>
            <text:p text:style-name="P3">23.3</text:p>
          </draw:text-box>
        </draw:frame>
        <draw:frame draw:style-name="gr6" draw:text-style-name="P4" draw:layer="layout" svg:width="1.734cm" svg:height="0.962cm" draw:transform="rotate (0.0174532925199433) translate (3.115cm 16.952cm)">
          <draw:text-box>
            <text:p text:style-name="P3">16.9</text:p>
          </draw:text-box>
        </draw:frame>
        <draw:frame draw:style-name="gr6" draw:text-style-name="P6" draw:layer="layout" svg:width="3.139cm" svg:height="0.962cm" draw:transform="rotate (0.0174532925199433) translate (11.114cm 12.151cm)">
          <draw:text-box>
            <text:p text:style-name="P5">464 664?</text:p>
          </draw:text-box>
        </draw:frame>
      </draw:page>
      <draw:page draw:name="page2" draw:style-name="dp1" draw:master-page-name="Predeterminado">
        <draw:frame draw:style-name="gr1" draw:text-style-name="P1" draw:layer="layout" svg:width="13.175cm" svg:height="13.096cm" svg:x="4.25cm" svg:y="8.25cm">
          <draw:image xlink:href="Pictures/10000201000001F2000001EFCBB4DA2390D43E31.png" xlink:type="simple" xlink:show="embed" xlink:actuate="onLoad" draw:mime-type="image/png">
            <text:p/>
          </draw:image>
        </draw:frame>
        <draw:line draw:style-name="gr7" draw:text-style-name="P2" draw:layer="layout" svg:x1="14.94cm" svg:y1="11.5cm" svg:x2="15.786cm" svg:y2="11.5cm">
          <text:p/>
        </draw:line>
        <draw:line draw:style-name="gr7" draw:text-style-name="P2" draw:layer="layout" svg:x1="14.14cm" svg:y1="11.5cm" svg:x2="14.986cm" svg:y2="11.5cm">
          <text:p/>
        </draw:line>
        <draw:line draw:style-name="gr7" draw:text-style-name="P2" draw:layer="layout" svg:x1="6.14cm" svg:y1="11.5cm" svg:x2="6.986cm" svg:y2="11.5cm">
          <text:p/>
        </draw:line>
        <draw:line draw:style-name="gr7" draw:text-style-name="P2" draw:layer="layout" svg:x1="5.34cm" svg:y1="11.5cm" svg:x2="6.186cm" svg:y2="11.5cm">
          <text:p/>
        </draw:line>
        <draw:custom-shape draw:style-name="gr8" draw:text-style-name="P2" draw:layer="layout" svg:width="1.8cm" svg:height="1.8cm" svg:x="11.295cm" svg:y="1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9" draw:text-style-name="P2" draw:layer="layout" svg:width="11.249cm" svg:height="6.999cm" draw:transform="rotate (-1.5707963267949) translate (14.076cm 10cm)" svg:viewBox="0 0 11250 7000" draw:points="0,7000 2750,7000 7250,7000 7250,4750 11250,4750 11250,1076 10000,1076 10000,0 0,0">
          <text:p/>
        </draw:polygon>
        <draw:frame draw:style-name="gr6" draw:text-style-name="P4" draw:layer="layout" svg:width="1.734cm" svg:height="0.962cm" svg:x="8.85cm" svg:y="8.1cm">
          <draw:text-box>
            <text:p text:style-name="P3">27.5</text:p>
          </draw:text-box>
        </draw:frame>
        <draw:frame draw:style-name="gr6" draw:text-style-name="P4" draw:layer="layout" svg:width="1.734cm" svg:height="0.962cm" svg:x="8.85cm" svg:y="8.8cm">
          <draw:text-box>
            <text:p text:style-name="P3">21.3</text:p>
          </draw:text-box>
        </draw:frame>
        <draw:frame draw:style-name="gr6" draw:text-style-name="P4" draw:layer="layout" svg:width="2.106cm" svg:height="0.962cm" svg:x="9.05cm" svg:y="15.5cm">
          <draw:text-box>
            <text:p text:style-name="P3">d=5.5</text:p>
          </draw:text-box>
        </draw:frame>
        <draw:line draw:style-name="gr10" draw:text-style-name="P2" draw:layer="layout" svg:x1="12.193cm" svg:y1="17.405cm" svg:x2="12.193cm" svg:y2="10.005cm">
          <text:p/>
        </draw:line>
        <draw:frame draw:style-name="gr6" draw:text-style-name="P4" draw:layer="layout" svg:width="1.734cm" svg:height="0.962cm" draw:transform="rotate (-1.5707963267949) translate (13.212cm 11.2cm)">
          <draw:text-box>
            <text:p text:style-name="P3">22.6</text:p>
          </draw:text-box>
        </draw:frame>
        <draw:line draw:style-name="gr11" draw:text-style-name="P2" draw:layer="layout" svg:x1="12.193cm" svg:y1="17.405cm" svg:x2="14.076cm" svg:y2="17.387cm">
          <text:p/>
        </draw:line>
        <draw:line draw:style-name="gr11" draw:text-style-name="P2" draw:layer="layout" svg:x1="12.193cm" svg:y1="17.405cm" svg:x2="12.193cm" svg:y2="10.005cm">
          <text:p/>
        </draw:line>
        <draw:frame draw:style-name="gr6" draw:text-style-name="P4" draw:layer="layout" svg:width="1.383cm" svg:height="0.962cm" draw:transform="rotate (0.0174532925199433) translate (12.912cm 17.351cm)">
          <draw:text-box>
            <text:p text:style-name="P3">5.7</text:p>
          </draw:text-box>
        </draw:frame>
        <draw:frame draw:style-name="gr6" draw:text-style-name="P4" draw:layer="layout" svg:width="1.383cm" svg:height="0.962cm" svg:x="7.45cm" svg:y="17.6cm">
          <draw:text-box>
            <text:p text:style-name="P3">7.3</text:p>
          </draw:text-box>
        </draw:frame>
        <draw:custom-shape draw:style-name="gr12" draw:text-style-name="P2" draw:layer="layout" svg:width="1.7cm" svg:height="1.7cm" svg:x="10.04cm" svg:y="12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383cm" svg:height="0.962cm" draw:transform="rotate (0.0174532925199433) translate (12.213cm 13.751cm)">
          <draw:text-box>
            <text:p text:style-name="P3">9.9</text:p>
          </draw:text-box>
        </draw:frame>
        <draw:line draw:style-name="gr11" draw:text-style-name="P2" draw:layer="layout" svg:x1="10.848cm" svg:y1="13.512cm" svg:x2="14.077cm" svg:y2="13.512cm">
          <text:p/>
        </draw:line>
        <draw:line draw:style-name="gr11" draw:text-style-name="P2" draw:layer="layout" svg:x1="10.893cm" svg:y1="13.512cm" svg:x2="10.893cm" svg:y2="10.005cm">
          <text:p/>
        </draw:line>
        <draw:frame draw:style-name="gr6" draw:text-style-name="P4" draw:layer="layout" svg:width="1.734cm" svg:height="0.962cm" draw:transform="rotate (-1.5707963267949) translate (11.912cm 11.1cm)">
          <draw:text-box>
            <text:p text:style-name="P3">10.7</text:p>
          </draw:text-box>
        </draw:frame>
        <draw:frame draw:style-name="gr6" draw:text-style-name="P4" draw:layer="layout" svg:width="1.687cm" svg:height="0.962cm" svg:x="7.39cm" svg:y="19.058cm">
          <draw:text-box>
            <text:p text:style-name="P3">11.6</text:p>
          </draw:text-box>
        </draw:frame>
        <draw:frame draw:style-name="gr6" draw:text-style-name="P4" draw:layer="layout" svg:width="1.734cm" svg:height="0.962cm" svg:x="4.96cm" svg:y="12.988cm">
          <draw:text-box>
            <text:p text:style-name="P3">22.4</text:p>
          </draw:text-box>
        </draw:frame>
        <draw:line draw:style-name="gr11" draw:text-style-name="P2" draw:layer="layout" svg:x1="14.493cm" svg:y1="20cm" svg:x2="14.493cm" svg:y2="10.005cm">
          <text:p/>
        </draw:line>
        <draw:frame draw:style-name="gr6" draw:text-style-name="P4" draw:layer="layout" svg:width="1.205cm" svg:height="0.962cm" svg:x="14.63cm" svg:y="12.918cm">
          <draw:text-box>
            <text:p text:style-name="P3">30</text:p>
          </draw:text-box>
        </draw:frame>
        <draw:line draw:style-name="gr11" draw:text-style-name="P2" draw:layer="layout" svg:x1="14.493cm" svg:y1="21.201cm" svg:x2="14.493cm" svg:y2="20cm">
          <text:p/>
        </draw:line>
        <draw:frame draw:style-name="gr6" draw:text-style-name="P4" draw:layer="layout" svg:width="0.853cm" svg:height="0.962cm" draw:transform="rotate (-1.5707963267949) translate (15.512cm 20.001cm)">
          <draw:text-box>
            <text:p text:style-name="P3">4</text:p>
          </draw:text-box>
        </draw:frame>
        <draw:frame draw:style-name="gr6" draw:text-style-name="P4" draw:layer="layout" svg:width="0.853cm" svg:height="0.962cm" draw:transform="rotate (0.0174532925199433) translate (13.312cm 20.251cm)">
          <draw:text-box>
            <text:p text:style-name="P3">4</text:p>
          </draw:text-box>
        </draw:frame>
        <draw:frame draw:style-name="gr6" draw:text-style-name="P6" draw:layer="layout" svg:width="1.907cm" svg:height="0.962cm" draw:transform="rotate (0.0174532925199433) translate (9.515cm 6.552cm)">
          <draw:text-box>
            <text:p text:style-name="P5">6128</text:p>
          </draw:text-box>
        </draw:frame>
        <draw:line draw:style-name="gr11" draw:text-style-name="P2" draw:layer="layout" svg:x1="7cm" svg:y1="9.75cm" svg:x2="14.078cm" svg:y2="9.712cm">
          <text:p/>
        </draw:line>
        <draw:line draw:style-name="gr11" draw:text-style-name="P2" draw:layer="layout" svg:x1="6cm" svg:y1="8.9cm" svg:x2="14.978cm" svg:y2="8.812cm">
          <text:p/>
        </draw:line>
        <draw:line draw:style-name="gr11" draw:text-style-name="P2" draw:layer="layout" svg:x1="13.251cm" svg:y1="20.287cm" svg:x2="14.077cm" svg:y2="20.287cm">
          <text:p/>
        </draw:line>
        <draw:line draw:style-name="gr11" draw:text-style-name="P2" draw:layer="layout" svg:x1="6.693cm" svg:y1="17.33cm" svg:x2="6.693cm" svg:y2="10.006cm">
          <text:p/>
        </draw:line>
        <draw:line draw:style-name="gr11" draw:text-style-name="P7" draw:layer="layout" svg:x1="7.094cm" svg:y1="17.605cm" svg:x2="8.977cm" svg:y2="17.587cm">
          <text:p/>
        </draw:line>
        <draw:line draw:style-name="gr11" draw:text-style-name="P2" draw:layer="layout" svg:x1="9.093cm" svg:y1="21.013cm" svg:x2="9.093cm" svg:y2="17.506cm">
          <text:p/>
        </draw:line>
        <draw:frame draw:style-name="gr6" draw:text-style-name="P4" draw:layer="layout" svg:width="0.853cm" svg:height="0.962cm" svg:x="5.56cm" svg:y="10.288cm">
          <draw:text-box>
            <text:p text:style-name="P3">3</text:p>
          </draw:text-box>
        </draw:frame>
        <draw:frame draw:style-name="gr6" draw:text-style-name="P4" draw:layer="layout" svg:width="0.853cm" svg:height="0.962cm" svg:x="14.861cm" svg:y="10.288cm">
          <draw:text-box>
            <text:p text:style-name="P3">3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07T16:32:17.329852891</meta:creation-date>
    <dc:date>2021-03-07T18:42:30.176212328</dc:date>
    <meta:editing-duration>PT1H14M21S</meta:editing-duration>
    <meta:editing-cycles>17</meta:editing-cycles>
    <meta:generator>LibreOffice/7.0.4.2$Linux_X86_64 LibreOffice_project/00$Build-2</meta:generator>
    <meta:document-statistic meta:object-count="59"/>
  </office:meta>
</office:document-meta>
</file>